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DEL AGUILA NAVARRO, SARITA</text:p>
            <text:p text:style-name="P5"><text:span text:style-name="T15">Dni</text:span><text:span text:style-name="T14">:7239912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862112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DEL AGUILA NAVARRO, SARIT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1</text:p>
          </table:table-cell>
          <table:table-cell table:style-name="Tableau1.A2" office:value-type="string">
            <text:p text:style-name="P17">42</text:p>
          </table:table-cell>
          <table:table-cell table:style-name="Tableau1.D2" office:value-type="string">
            <text:p text:style-name="P18">130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31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1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3784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</text:span></text:p>
          </table:table-cell>
          <table:table-cell table:style-name="Tabla3.A2" office:value-type="string">
            <text:p text:style-name="P6"><text:span text:style-name="T11">298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3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32:1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